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>
      <style:paragraph-properties fo:margin-top="0in" fo:margin-bottom="0in" fo:padding="0.0193in" fo:border="0.0008in solid #d9d9e3"/>
    </style:style>
    <style:style style:name="P3" style:family="paragraph" style:parent-style-name="Heading_20_3">
      <style:paragraph-properties fo:padding="0.0193in" fo:border="0.0008in solid #d9d9e3"/>
    </style:style>
    <style:style style:name="P4" style:family="paragraph" style:parent-style-name="Preformatted_20_Text">
      <style:paragraph-properties fo:margin-top="0in" fo:margin-bottom="0.1965in" fo:padding="0.0193in" fo:border="0.0008in solid #d9d9e3"/>
    </style:style>
    <style:style style:name="P5" style:family="paragraph" style:parent-style-name="Preformatted_20_Text">
      <style:paragraph-properties fo:padding="0.0193in" fo:border="0.0008in solid #d9d9e3"/>
    </style:style>
    <style:style style:name="P6" style:family="paragraph" style:parent-style-name="Heading_20_4">
      <style:paragraph-properties fo:padding="0.0193in" fo:border="0.0008in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<text:line-break/>Глава 5: Развитие приложения на Laravel</text:span></text:h>
      <text:h text:style-name="P3" text:outline-level="3"><text:span text:style-name="Strong_20_Emphasis">5.1 Работа с API</text:span></text:h>
      <text:h text:style-name="P6" text:outline-level="4"><text:span text:style-name="Strong_20_Emphasis">Создание API с использованием Laravel</text:span></text:h>
      <text:p text:style-name="P1">Laravel обладает мощными инструментами для создания API. Он предоставляет ресурсы и контроллеры для управления данными и запросами, а также позволяет легко организовать маршруты и форматировать ответы.</text:p>
      <text:p text:style-name="P5">phpCopy code</text:p>
      <text:p text:style-name="P4"><text:span text:style-name="Source_20_Text">Route::get('/api/users', 'UserController@index');</text:span></text:p>
      <text:h text:style-name="P6" text:outline-level="4"><text:span text:style-name="Strong_20_Emphasis">Аутентификация API</text:span></text:h>
      <text:p text:style-name="P1">Для обеспечения безопасности API Laravel предлагает различные методы аутентификации, такие как токены или использование Passport для OAuth аутентификации.</text:p>
      <text:h text:style-name="P3" text:outline-level="3"><text:span text:style-name="Strong_20_Emphasis">5.2 Работа с фронтендом</text:span></text:h>
      <text:h text:style-name="P6" text:outline-level="4"><text:span text:style-name="Strong_20_Emphasis">Интеграция Laravel с фронтенд фреймворками</text:span></text:h>
      <text:p text:style-name="P1">Laravel может легко интегрироваться с фронтенд фреймворками, такими как Vue.js или React, предоставляя API и роутинг для этих фреймворков.</text:p>
      <text:p text:style-name="P5">javascriptCopy code</text:p>
      <text:p text:style-name="P5"><text:span text:style-name="Source_20_Text">axios.get('/api/users')</text:span></text:p>
      <text:p text:style-name="P5"><text:span text:style-name="Source_20_Text"><text:s text:c="4"/>.then(response =&gt; {</text:span></text:p>
      <text:p text:style-name="P5"><text:span text:style-name="Source_20_Text"><text:s text:c="8"/>console.log(response.data);</text:span></text:p>
      <text:p text:style-name="P4"><text:span text:style-name="Source_20_Text"><text:s text:c="4"/>});</text:span></text:p>
      <text:h text:style-name="P6" text:outline-level="4"><text:span text:style-name="Strong_20_Emphasis">AJAX запросы в Laravel</text:span></text:h>
      <text:p text:style-name="P1">Laravel предоставляет удобные средства для работы с AJAX запросами, обрабатывая их с помощью контроллеров и маршрутов, что упрощает взаимодействие с сервером без перезагрузки страницы.</text:p>
      <text:p text:style-name="P5">javascriptCopy code</text:p>
      <text:p text:style-name="P5"><text:span text:style-name="Source_20_Text">$.ajax({</text:span></text:p>
      <text:p text:style-name="P5"><text:span text:style-name="Source_20_Text"><text:s text:c="4"/>url: '/api/users',</text:span></text:p>
      <text:p text:style-name="P5"><text:span text:style-name="Source_20_Text"><text:s text:c="4"/>method: 'GET',</text:span></text:p>
      <text:p text:style-name="P5"><text:span text:style-name="Source_20_Text"><text:s text:c="4"/>success: function(data) {</text:span></text:p>
      <text:p text:style-name="P5"><text:span text:style-name="Source_20_Text"><text:s text:c="8"/>console.log(data);</text:span></text:p>
      <text:p text:style-name="P5"><text:span text:style-name="Source_20_Text"><text:s text:c="4"/>}</text:span></text:p>
      <text:p text:style-name="P4"><text:span text:style-name="Source_20_Text">});</text:span></text:p>
      <text:h text:style-name="P3" text:outline-level="3"><text:span text:style-name="Strong_20_Emphasis">5.3 Деплой и масштабирование</text:span></text:h>
      <text:h text:style-name="P6" text:outline-level="4"><text:span text:style-name="Strong_20_Emphasis">Деплой приложения на сервер</text:span></text:h>
      <text:p text:style-name="P1">Для деплоя приложения Laravel на сервер обычно используются такие инструменты, как Forge или Envoyer, которые автоматизируют процесс деплоя и настройки сервера.</text:p>
      <text:h text:style-name="P6" text:outline-level="4"><text:soft-page-break/><text:span text:style-name="Strong_20_Emphasis">Масштабирование приложения с помощью Laravel</text:span></text:h>
      <text:p text:style-name="P1">При росте числа пользователей и нагрузки можно масштабировать приложение, используя горизонтальное или вертикальное масштабирование, кэширование, шардинг базы данных и другие методы.</text:p>
      <text:h text:style-name="P3" text:outline-level="3"><text:span text:style-name="Strong_20_Emphasis">5.4 Поддержание и развитие</text:span></text:h>
      <text:h text:style-name="P6" text:outline-level="4"><text:span text:style-name="Strong_20_Emphasis">Обновление и поддержка зависимостей</text:span></text:h>
      <text:p text:style-name="P1">Регулярное обновление зависимостей и библиотек помогает поддерживать безопасность и стабильность приложения.</text:p>
      <text:h text:style-name="P6" text:outline-level="4"><text:span text:style-name="Strong_20_Emphasis">Реализация новых функций и улучшений</text:span></text:h>
      <text:p text:style-name="P1">Непрерывное развитие приложения включает в себя добавление новых функций, оптимизацию работы и улучшение пользовательского опыта.</text:p>
      <text:h text:style-name="P6" text:outline-level="4"><text:span text:style-name="Strong_20_Emphasis">Мониторинг и улучшение производительности</text:span></text:h>
      <text:p text:style-name="P1">Постоянный мониторинг работы приложения позволяет выявлять узкие места и улучшать производительность, обеспечивая стабильную работу.</text:p>
      <text:h text:style-name="P3" text:outline-level="3"><text:span text:style-name="Strong_20_Emphasis">5.5 Секреты успеха</text:span></text:h>
      <text:h text:style-name="P6" text:outline-level="4"><text:span text:style-name="Strong_20_Emphasis">Сообщества и форумы для общения и получения помощи</text:span></text:h>
      <text:p text:style-name="P1">Активное участие в Laravel-сообществе, участие в форумах и митапах помогает получать поддержку, делиться опытом и узнавать о новых тенденциях.</text:p>
      <text:h text:style-name="P6" text:outline-level="4"><text:span text:style-name="Strong_20_Emphasis">Личная практика и постоянное обучение</text:span></text:h>
      <text:p text:style-name="P1">Регулярная практика, изучение новых возможностей и попытки решения сложных задач способствуют профессиональному росту и совершенствованию навыков разработчика.</text:p>
      <text:p text:style-name="P1">Это лишь обзор того, как можно развивать приложение на Laravel, работать с API, фронтендом, деплоем, масштабированием, поддержанием и развитием. Каждый из этих аспектов является важным для успешной работы и дальнейшего развития проекта.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9:17:55.89</dc:date>
    <meta:document-statistic meta:table-count="0" meta:image-count="0" meta:object-count="0" meta:page-count="2" meta:paragraph-count="44" meta:word-count="338" meta:character-count="2763"/>
    <dc:creator>Dima Wide</dc:creator>
    <meta:user-defined meta:name="Info 1"/>
    <meta:user-defined meta:name="Info 2"/>
    <meta:user-defined meta:name="Info 3"/>
    <meta:user-defined meta:name="Info 4"/>
  </office:meta>
</office:document-meta>
</file>